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0.613cm" fo:min-width="0.465cm"/>
      <style:paragraph-properties style:writing-mode="lr-tb"/>
    </style:style>
    <style:style style:name="gr3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0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4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60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48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472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588cm" fo:min-width="0.094cm"/>
    </style:style>
    <style:style style:name="gr10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objectwithoutfill">
      <style:graphic-properties svg:stroke-width="0.081cm" svg:stroke-color="#3465a4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style:text-properties fo:font-size="15pt" style:font-size-asian="15pt" style:font-size-complex="15pt"/>
    </style:style>
    <style:style style:name="P5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6" style:family="paragraph">
      <style:text-properties fo:font-size="11pt" style:font-size-asian="11pt" style:font-size-complex="11pt"/>
    </style:style>
    <style:style style:name="P7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8" style:family="paragraph"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paragraph-properties style:writing-mode="lr-tb"/>
      <style:text-properties fo:font-size="12pt"/>
    </style:style>
    <style:style style:name="P11" style:family="paragraph">
      <style:text-properties style:text-position="0% 100%"/>
    </style:style>
    <style:style style:name="P12" style:family="paragraph">
      <loext:graphic-properties draw:fill="none" draw:fill-color="#ffffff"/>
      <style:paragraph-properties style:writing-mode="lr-tb"/>
      <style:text-properties style:text-position="0% 100%" fo:font-size="12pt"/>
    </style:style>
    <style:style style:name="P13" style:family="paragraph">
      <style:paragraph-properties fo:text-align="center"/>
      <style:text-properties fo:language="en" fo:country="GB"/>
    </style:style>
    <style:style style:name="P14" style:family="paragraph">
      <loext:graphic-properties draw:fill="none"/>
      <style:paragraph-properties fo:text-align="center"/>
      <style:text-properties fo:language="en" fo:country="G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text-position="-33% 58%" fo:font-size="15pt" style:font-size-asian="15pt" style:font-size-complex="15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style:text-position="-33% 58%" fo:font-size="11pt" style:font-size-asian="11pt" style:font-size-complex="11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position="-33% 58%" fo:font-size="10pt" style:font-size-asian="10pt" style:font-size-complex="10pt"/>
    </style:style>
    <style:style style:name="T7" style:family="text">
      <style:text-properties style:text-position="0% 100%" fo:font-size="10pt" style:font-size-asian="10pt" style:font-size-complex="10pt"/>
    </style:style>
    <style:style style:name="T8" style:family="text">
      <style:text-properties style:text-position="-33% 58%" style:font-name="Liberation Serif1" fo:font-size="10pt" style:font-name-asian="Liberation Serif1" style:font-size-asian="10pt" style:font-name-complex="Liberation Serif1" style:font-size-complex="10pt"/>
    </style:style>
    <style:style style:name="T9" style:family="text">
      <style:text-properties fo:font-size="12pt"/>
    </style:style>
    <style:style style:name="T10" style:family="text">
      <style:text-properties style:text-position="-33% 58%" fo:font-size="12pt"/>
    </style:style>
    <style:style style:name="T11" style:family="text">
      <style:text-properties style:text-position="0% 100%" fo:font-size="12pt"/>
    </style:style>
    <style:style style:name="T12" style:family="text">
      <style:text-properties style:text-position="-33% 58%" style:font-name="Liberation Serif1" fo:font-size="12pt" style:font-name-asian="Liberation Serif1" style:font-name-complex="Liberation Serif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line draw:style-name="gr1" draw:text-style-name="P1" draw:layer="layout" svg:x1="1.483cm" svg:y1="1.599cm" svg:x2="1.58cm" svg:y2="1.313cm">
            <text:p/>
          </draw:line>
          <draw:line draw:style-name="gr1" draw:text-style-name="P1" draw:layer="layout" svg:x1="1.783cm" svg:y1="1.895cm" svg:x2="1.578cm" svg:y2="1.313cm">
            <text:p/>
          </draw:line>
          <draw:line draw:style-name="gr1" draw:text-style-name="P1" draw:layer="layout" svg:x1="2.183cm" svg:y1="1.929cm" svg:x2="2.388cm" svg:y2="1.347cm">
            <text:p/>
          </draw:line>
          <draw:line draw:style-name="gr1" draw:text-style-name="P1" draw:layer="layout" svg:x1="1.773cm" svg:y1="1.909cm" svg:x2="1.978cm" svg:y2="1.327cm">
            <text:p/>
          </draw:line>
          <draw:line draw:style-name="gr1" draw:text-style-name="P1" draw:layer="layout" svg:x1="2.193cm" svg:y1="1.925cm" svg:x2="1.988cm" svg:y2="1.343cm">
            <text:p/>
          </draw:line>
          <draw:line draw:style-name="gr1" draw:text-style-name="P1" draw:layer="layout" svg:x1="2.598cm" svg:y1="1.926cm" svg:x2="2.393cm" svg:y2="1.344cm">
            <text:p/>
          </draw:line>
          <draw:line draw:style-name="gr1" draw:text-style-name="P1" draw:layer="layout" svg:x1="2.594cm" svg:y1="1.897cm" svg:x2="2.691cm" svg:y2="1.611cm">
            <text:p/>
          </draw:line>
        </draw:g>
        <draw:custom-shape draw:style-name="gr2" draw:text-style-name="P2" xml:id="id2" draw:id="id2" draw:layer="layout" svg:width="1.365cm" svg:height="1.219cm" svg:x="0.162cm" svg:y="3.962cm">
          <text:p text:style-name="P2">+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1.483cm" svg:y1="1.621cm" svg:x2="0.845cm" svg:y2="3.962cm" draw:start-shape="id1" draw:start-glue-point="3" draw:end-shape="id2" draw:end-glue-point="4" svg:d="M1483 1621h-638v2341" svg:viewBox="0 0 639 2342">
          <text:p/>
        </draw:connector>
        <draw:connector draw:style-name="gr3" draw:text-style-name="P3" draw:layer="layout" svg:x1="2.691cm" svg:y1="1.621cm" svg:x2="3.267cm" svg:y2="3.779cm" draw:start-shape="id1" draw:start-glue-point="1" draw:end-shape="id3" draw:end-glue-point="0" svg:d="M2691 1621h576v2158" svg:viewBox="0 0 577 2159">
          <text:p/>
        </draw:connector>
        <draw:connector draw:style-name="gr3" draw:text-style-name="P3" draw:layer="layout" draw:line-skew="1.599cm" svg:x1="0.845cm" svg:y1="5.181cm" svg:x2="3.267cm" svg:y2="4.986cm" draw:start-shape="id2" draw:start-glue-point="8" draw:end-shape="id3" draw:end-glue-point="2" svg:d="M845 5181v2100h2422v-2295" svg:viewBox="0 0 2423 2296">
          <text:p/>
        </draw:connector>
        <draw:frame draw:style-name="gr4" draw:text-style-name="P5" draw:layer="layout" svg:width="1.006cm" svg:height="1.114cm" svg:x="0cm" svg:y="4.928cm">
          <draw:text-box>
            <text:p text:style-name="P4"><text:span text:style-name="T1">v</text:span><text:span text:style-name="T2">s</text:span></text:p>
          </draw:text-box>
        </draw:frame>
        <draw:frame draw:style-name="gr5" draw:text-style-name="P7" draw:layer="layout" svg:width="0.93cm" svg:height="0.826cm" svg:x="1.537cm" svg:y="0.595cm">
          <draw:text-box>
            <text:p text:style-name="P6"><text:span text:style-name="T3">R</text:span><text:span text:style-name="T4">s</text:span></text:p>
          </draw:text-box>
        </draw:frame>
        <draw:g xml:id="id3" draw:id="id3">
          <draw:line draw:style-name="gr1" draw:text-style-name="P1" draw:layer="layout" svg:x1="3.269cm" svg:y1="4.986cm" svg:x2="2.978cm" svg:y2="4.903cm">
            <text:p/>
          </draw:line>
          <draw:line draw:style-name="gr1" draw:text-style-name="P1" draw:layer="layout" svg:x1="3.55cm" svg:y1="4.672cm" svg:x2="2.978cm" svg:y2="4.905cm">
            <text:p/>
          </draw:line>
          <draw:line draw:style-name="gr1" draw:text-style-name="P1" draw:layer="layout" svg:x1="3.564cm" svg:y1="4.27cm" svg:x2="2.972cm" svg:y2="4.094cm">
            <text:p/>
          </draw:line>
          <draw:line draw:style-name="gr1" draw:text-style-name="P1" draw:layer="layout" svg:x1="3.565cm" svg:y1="4.681cm" svg:x2="2.973cm" svg:y2="4.505cm">
            <text:p/>
          </draw:line>
          <draw:line draw:style-name="gr1" draw:text-style-name="P1" draw:layer="layout" svg:x1="3.56cm" svg:y1="4.262cm" svg:x2="2.988cm" svg:y2="4.495cm">
            <text:p/>
          </draw:line>
          <draw:line draw:style-name="gr1" draw:text-style-name="P1" draw:layer="layout" svg:x1="3.541cm" svg:y1="3.857cm" svg:x2="2.969cm" svg:y2="4.09cm">
            <text:p/>
          </draw:line>
          <draw:line draw:style-name="gr1" draw:text-style-name="P1" draw:layer="layout" svg:x1="3.512cm" svg:y1="3.862cm" svg:x2="3.221cm" svg:y2="3.779cm">
            <text:p/>
          </draw:line>
        </draw:g>
        <draw:g xml:id="id6" draw:id="id6">
          <draw:line draw:style-name="gr1" draw:text-style-name="P1" draw:layer="layout" svg:x1="9.166cm" svg:y1="4.924cm" svg:x2="8.875cm" svg:y2="4.841cm">
            <text:p/>
          </draw:line>
          <draw:line draw:style-name="gr1" draw:text-style-name="P1" draw:layer="layout" svg:x1="9.447cm" svg:y1="4.61cm" svg:x2="8.875cm" svg:y2="4.843cm">
            <text:p/>
          </draw:line>
          <draw:line draw:style-name="gr1" draw:text-style-name="P1" draw:layer="layout" svg:x1="9.461cm" svg:y1="4.208cm" svg:x2="8.869cm" svg:y2="4.032cm">
            <text:p/>
          </draw:line>
          <draw:line draw:style-name="gr1" draw:text-style-name="P1" draw:layer="layout" svg:x1="9.462cm" svg:y1="4.619cm" svg:x2="8.87cm" svg:y2="4.443cm">
            <text:p/>
          </draw:line>
          <draw:line draw:style-name="gr1" draw:text-style-name="P1" draw:layer="layout" svg:x1="9.457cm" svg:y1="4.2cm" svg:x2="8.885cm" svg:y2="4.433cm">
            <text:p/>
          </draw:line>
          <draw:line draw:style-name="gr1" draw:text-style-name="P1" draw:layer="layout" svg:x1="9.438cm" svg:y1="3.795cm" svg:x2="8.866cm" svg:y2="4.028cm">
            <text:p/>
          </draw:line>
          <draw:line draw:style-name="gr1" draw:text-style-name="P1" draw:layer="layout" svg:x1="9.409cm" svg:y1="3.8cm" svg:x2="9.118cm" svg:y2="3.717cm">
            <text:p/>
          </draw:line>
        </draw:g>
        <draw:frame draw:style-name="gr6" draw:text-style-name="P9" draw:layer="layout" svg:width="2.103cm" svg:height="0.826cm" svg:x="1.312cm" svg:y="2.941cm">
          <draw:text-box>
            <text:p text:style-name="P8"><text:span text:style-name="T5">R</text:span><text:span text:style-name="T6">B</text:span><text:span text:style-name="T6">1</text:span><text:span text:style-name="T7">|</text:span><text:span text:style-name="T7">|</text:span><text:span text:style-name="T7">R</text:span><text:span text:style-name="T6">B</text:span><text:span text:style-name="T6">2</text:span><text:span text:style-name="T7">|</text:span><text:span text:style-name="T7">|</text:span><text:span text:style-name="T7">r</text:span><text:span text:style-name="T8">π</text:span></text:p>
          </draw:text-box>
        </draw:frame>
        <draw:frame draw:style-name="gr7" draw:text-style-name="P10" draw:layer="layout" svg:width="1.277cm" svg:height="0.828cm" svg:x="4.483cm" svg:y="5.166cm">
          <draw:text-box>
            <text:p><text:span text:style-name="T9">g</text:span><text:span text:style-name="T10">m</text:span><text:span text:style-name="T11">v</text:span><text:span text:style-name="T12">π</text:span></text:p>
          </draw:text-box>
        </draw:frame>
        <draw:frame draw:style-name="gr8" draw:text-style-name="P10" draw:layer="layout" svg:width="0.972cm" svg:height="0.826cm" svg:x="6.757cm" svg:y="3.3cm">
          <draw:text-box>
            <text:p><text:span text:style-name="T9">r</text:span><text:span text:style-name="T10">0</text:span></text:p>
          </draw:text-box>
        </draw:frame>
        <draw:frame draw:style-name="gr6" draw:text-style-name="P12" draw:layer="layout" svg:width="1.108cm" svg:height="0.828cm" svg:x="3.536cm" svg:y="3.96cm">
          <draw:text-box>
            <text:p text:style-name="P11"><text:span text:style-name="T11">v</text:span><text:span text:style-name="T12">π</text:span></text:p>
          </draw:text-box>
        </draw:frame>
        <draw:g xml:id="id5" draw:id="id5">
          <draw:custom-shape draw:style-name="gr9" draw:text-style-name="P13" draw:layer="layout" svg:width="1.186cm" svg:height="1.676cm" svg:x="5.053cm" svg:y="3.699cm">
            <text:p/>
            <draw:enhanced-geometry svg:viewBox="0 0 21600 21600" draw:glue-points="10800 0 0 10800 10800 21600 21600 10800" draw:text-areas="5400 5400 16200 16200" draw:mirror-vertical="false" draw:mirror-horizontal="false" draw:type="diamond" draw:enhanced-path="M 10800 0 L 21600 10800 10800 21600 0 10800 10800 0 Z N"/>
          </draw:custom-shape>
          <draw:line draw:style-name="gr10" draw:text-style-name="P14" draw:layer="layout" svg:x1="5.652cm" svg:y1="5.091cm" svg:x2="5.652cm" svg:y2="4.079cm">
            <text:p/>
          </draw:line>
        </draw:g>
        <draw:g xml:id="id4" draw:id="id4">
          <draw:line draw:style-name="gr1" draw:text-style-name="P1" draw:layer="layout" svg:x1="7.665cm" svg:y1="5.153cm" svg:x2="7.374cm" svg:y2="5.07cm">
            <text:p/>
          </draw:line>
          <draw:line draw:style-name="gr1" draw:text-style-name="P1" draw:layer="layout" svg:x1="7.946cm" svg:y1="4.839cm" svg:x2="7.374cm" svg:y2="5.072cm">
            <text:p/>
          </draw:line>
          <draw:line draw:style-name="gr1" draw:text-style-name="P1" draw:layer="layout" svg:x1="7.96cm" svg:y1="4.437cm" svg:x2="7.368cm" svg:y2="4.261cm">
            <text:p/>
          </draw:line>
          <draw:line draw:style-name="gr1" draw:text-style-name="P1" draw:layer="layout" svg:x1="7.961cm" svg:y1="4.848cm" svg:x2="7.369cm" svg:y2="4.672cm">
            <text:p/>
          </draw:line>
          <draw:line draw:style-name="gr1" draw:text-style-name="P1" draw:layer="layout" svg:x1="7.956cm" svg:y1="4.429cm" svg:x2="7.384cm" svg:y2="4.662cm">
            <text:p/>
          </draw:line>
          <draw:line draw:style-name="gr1" draw:text-style-name="P1" draw:layer="layout" svg:x1="7.937cm" svg:y1="4.024cm" svg:x2="7.365cm" svg:y2="4.257cm">
            <text:p/>
          </draw:line>
          <draw:line draw:style-name="gr1" draw:text-style-name="P1" draw:layer="layout" svg:x1="7.908cm" svg:y1="4.029cm" svg:x2="7.617cm" svg:y2="3.946cm">
            <text:p/>
          </draw:line>
        </draw:g>
        <draw:connector draw:style-name="gr3" draw:text-style-name="P3" draw:layer="layout" draw:line-skew="-1.579cm" svg:x1="7.663cm" svg:y1="3.946cm" svg:x2="5.646cm" svg:y2="3.699cm" draw:start-shape="id4" draw:start-glue-point="0" draw:end-shape="id5" draw:end-glue-point="0" svg:d="M7663 3946v-2327h-2017v2080" svg:viewBox="0 0 2018 2328">
          <text:p/>
        </draw:connector>
        <draw:connector draw:style-name="gr3" draw:text-style-name="P3" draw:layer="layout" draw:line-skew="-1.557cm" svg:x1="9.164cm" svg:y1="3.717cm" svg:x2="7.663cm" svg:y2="3.946cm" draw:start-shape="id6" draw:start-glue-point="0" draw:end-shape="id4" draw:end-glue-point="0" svg:d="M9164 3717v-2107h-1501v2336" svg:viewBox="0 0 1502 2337">
          <text:p/>
        </draw:connector>
        <draw:connector draw:style-name="gr3" draw:text-style-name="P3" draw:layer="layout" draw:line-skew="1.405cm" svg:x1="7.663cm" svg:y1="5.153cm" svg:x2="5.646cm" svg:y2="5.375cm" draw:start-shape="id4" draw:start-glue-point="2" draw:end-shape="id5" draw:end-glue-point="2" svg:d="M7663 5153v2128h-2017v-1906" svg:viewBox="0 0 2018 2129">
          <text:p/>
        </draw:connector>
        <draw:line draw:style-name="gr11" draw:text-style-name="P1" draw:layer="layout" svg:x1="9.176cm" svg:y1="4.953cm" svg:x2="9.165cm" svg:y2="7.313cm">
          <text:p/>
        </draw:line>
        <draw:line draw:style-name="gr11" draw:text-style-name="P1" draw:layer="layout" svg:x1="0.836cm" svg:y1="7.302cm" svg:x2="10.531cm" svg:y2="7.302cm">
          <text:p/>
        </draw:line>
        <draw:line draw:style-name="gr11" draw:text-style-name="P1" draw:layer="layout" svg:x1="5.611cm" svg:y1="1.578cm" svg:x2="10.49cm" svg:y2="1.609cm">
          <text:p/>
        </draw:line>
        <draw:frame draw:style-name="gr6" draw:text-style-name="P12" draw:layer="layout" svg:width="1.108cm" svg:height="0.826cm" svg:x="3.536cm" svg:y="3.155cm">
          <draw:text-box>
            <text:p text:style-name="P11"><text:span text:style-name="T9">+</text:span></text:p>
          </draw:text-box>
        </draw:frame>
        <draw:frame draw:style-name="gr6" draw:text-style-name="P12" draw:layer="layout" svg:width="1.108cm" svg:height="0.826cm" svg:x="3.526cm" svg:y="4.869cm">
          <draw:text-box>
            <text:p text:style-name="P11"><text:span text:style-name="T9">-</text:span></text:p>
          </draw:text-box>
        </draw:frame>
        <draw:frame draw:style-name="gr8" draw:text-style-name="P12" draw:layer="layout" svg:width="0.985cm" svg:height="0.826cm" svg:x="8.269cm" svg:y="3.109cm">
          <draw:text-box>
            <text:p text:style-name="P11"><text:span text:style-name="T11">R</text:span><text:span text:style-name="T10">C</text:span></text:p>
          </draw:text-box>
        </draw:frame>
        <draw:frame draw:style-name="gr6" draw:text-style-name="P12" draw:layer="layout" svg:width="1.108cm" svg:height="0.828cm" svg:x="10.161cm" svg:y="4.055cm">
          <draw:text-box>
            <text:p text:style-name="P11"><text:span text:style-name="T11">v</text:span><text:span text:style-name="T12">o</text:span></text:p>
          </draw:text-box>
        </draw:frame>
        <draw:frame draw:style-name="gr6" draw:text-style-name="P12" draw:layer="layout" svg:width="1.108cm" svg:height="0.826cm" svg:x="10.161cm" svg:y="3.25cm">
          <draw:text-box>
            <text:p text:style-name="P11"><text:span text:style-name="T9">+</text:span></text:p>
          </draw:text-box>
        </draw:frame>
        <draw:frame draw:style-name="gr6" draw:text-style-name="P12" draw:layer="layout" svg:width="1.108cm" svg:height="0.826cm" svg:x="10.151cm" svg:y="4.964cm">
          <draw:text-box>
            <text:p text:style-name="P11"><text:span text:style-name="T9">-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23T16:48:00.047468865</dc:date>
    <meta:editing-duration>PT3H8M18S</meta:editing-duration>
    <meta:editing-cycles>5</meta:editing-cycles>
    <meta:generator>LibreOffice/6.4.6.2$Linux_X86_64 LibreOffice_project/40$Build-2</meta:generator>
    <meta:document-statistic meta:object-count="57"/>
  </office:meta>
</office:document-meta>
</file>